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weight="bold" style:font-weight-asian="bold" style:font-weight-complex="bold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762cm" svg:y="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4.816cm" svg:y="1.91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identifiers 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identifiers 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6" draw:text-style-name="P4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><text:span text:style-name="T4">@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4">@acme</text:span></text:p>
          </draw:text-box>
        </draw:frame>
        <draw:custom-shape draw:style-name="gr3" draw:text-style-name="P1" xml:id="id11" draw:id="id11" draw:layer="layout" svg:width="1.27cm" svg:height="1.27cm" svg:x="8.672cm" svg:y="10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294cm" svg:y1="7.174cm" svg:x2="8.672cm" svg:y2="10.984cm" draw:start-shape="id8" draw:start-glue-point="8" draw:end-shape="id11" draw:end-glue-point="6" svg:d="m5294 7174c0 2540 1126 3810 3378 3810" svg:viewBox="0 0 3379 3811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3">=alice&lt;+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4">&lt;+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16" draw:id="id16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13" draw:start-glue-point="8" draw:end-shape="id16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ustom-shape draw:style-name="gr3" draw:text-style-name="P1" xml:id="id17" draw:id="id17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16" draw:start-glue-point="8" draw:end-shape="id17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17" draw:start-glue-point="8" draw:end-shape="id18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23" draw:id="id23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20" draw:start-glue-point="8" draw:end-shape="id23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ustom-shape draw:style-name="gr3" draw:text-style-name="P1" xml:id="id24" draw:id="id24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23" draw:start-glue-point="8" draw:end-shape="id24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24" draw:start-glue-point="8" draw:end-shape="id25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89cm" svg:y="21.526cm">
          <draw:text-box>
            <text:p><text:span text:style-name="T3">“</text:span><text:span text:style-name="T3">alice@email.com”</text:span></text:p>
          </draw:text-box>
        </draw:fram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30" draw:id="id30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27" draw:start-glue-point="8" draw:end-shape="id30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ustom-shape draw:style-name="gr3" draw:text-style-name="P1" xml:id="id31" draw:id="id31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30" draw:start-glue-point="8" draw:end-shape="id31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31" draw:start-glue-point="8" draw:end-shape="id32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27" draw:start-glue-point="8" draw:end-shape="id28" draw:end-glue-point="4" svg:d="m5306 7190v13491" svg:viewBox="0 0 1 13492">
          <text:p/>
        </draw:connector>
        <draw:frame draw:style-name="gr2" draw:layer="layout" svg:width="2.458cm" svg:height="0.962cm" svg:x="6.004cm" svg:y="14.629cm">
          <draw:text-box>
            <text:p>+friend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</draw:page>
      <draw:page draw:name="page9" draw:style-name="dp1" draw:master-page-name="Default">
        <draw:custom-shape draw:style-name="gr1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37" draw:id="id37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34" draw:start-glue-point="8" draw:end-shape="id37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ustom-shape draw:style-name="gr3" draw:text-style-name="P1" xml:id="id38" draw:id="id38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37" draw:start-glue-point="8" draw:end-shape="id38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38" draw:start-glue-point="8" draw:end-shape="id39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34" draw:start-glue-point="8" draw:end-shape="id35" draw:end-glue-point="4" svg:d="m5306 7190v13491" svg:viewBox="0 0 1 13492">
          <text:p/>
        </draw:connector>
        <draw:frame draw:style-name="gr2" draw:text-style-name="P5" draw:layer="layout" svg:width="2.458cm" svg:height="0.962cm" svg:x="6.004cm" svg:y="14.629cm">
          <draw:text-box>
            <text:p><text:span text:style-name="T5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</draw:page>
      <draw:page draw:name="page10" draw:style-name="dp1" draw:master-page-name="Default">
        <draw:custom-shape draw:style-name="gr9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0" draw:start-glue-point="8" draw:end-shape="id41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10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0" draw:start-glue-point="8" draw:end-shape="id42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0" draw:start-glue-point="8" draw:end-shape="id43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ustom-shape draw:style-name="gr10" draw:text-style-name="P1" xml:id="id44" draw:id="id44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41" draw:start-glue-point="8" draw:end-shape="id44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ustom-shape draw:style-name="gr10" draw:text-style-name="P1" xml:id="id45" draw:id="id45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44" draw:start-glue-point="8" draw:end-shape="id45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9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45" draw:start-glue-point="8" draw:end-shape="id46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1" draw:start-glue-point="8" draw:end-shape="id42" draw:end-glue-point="4" svg:d="m5306 7190v13491" svg:viewBox="0 0 1 13492">
          <text:p/>
        </draw:connector>
        <draw:frame draw:style-name="gr2" draw:text-style-name="P5" draw:layer="layout" svg:width="2.458cm" svg:height="0.962cm" svg:x="6.004cm" svg:y="14.629cm">
          <draw:text-box>
            <text:p text:style-name="P5"><text:span text:style-name="T5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</draw:page>
      <draw:page draw:name="page11" draw:style-name="dp1" draw:master-page-name="Default">
        <draw:custom-shape draw:style-name="gr9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7" draw:start-glue-point="8" draw:end-shape="id48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10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7" draw:start-glue-point="8" draw:end-shape="id49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7" draw:start-glue-point="8" draw:end-shape="id50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ustom-shape draw:style-name="gr10" draw:text-style-name="P1" xml:id="id51" draw:id="id51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48" draw:start-glue-point="8" draw:end-shape="id51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ustom-shape draw:style-name="gr10" draw:text-style-name="P1" xml:id="id52" draw:id="id52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51" draw:start-glue-point="8" draw:end-shape="id52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9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52" draw:start-glue-point="8" draw:end-shape="id53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8" draw:start-glue-point="8" draw:end-shape="id49" draw:end-glue-point="4" svg:d="m5306 7190v13491" svg:viewBox="0 0 1 13492">
          <text:p/>
        </draw:connector>
        <draw:frame draw:style-name="gr2" draw:text-style-name="P5" draw:layer="layout" svg:width="2.458cm" svg:height="0.962cm" svg:x="6.004cm" svg:y="14.629cm">
          <draw:text-box>
            <text:p text:style-name="P5"><text:span text:style-name="T5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</draw:page>
      <draw:page draw:name="page12" draw:style-name="dp1" draw:master-page-name="Default">
        <draw:frame draw:style-name="gr2" draw:text-style-name="P3" draw:layer="layout" svg:width="2.407cm" svg:height="0.988cm" svg:x="1.916cm" svg:y="1.917cm">
          <draw:text-box>
            <text:p text:style-name="P5"><text:span text:style-name="T1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09T11:44:13.625343184</dc:date>
    <dc:creator>markus </dc:creator>
    <meta:editing-duration>PT15H2M18S</meta:editing-duration>
    <meta:editing-cycles>25</meta:editing-cycles>
    <meta:generator>LibreOffice/4.1.4.2$Linux_X86_64 LibreOffice_project/410m0$Build-2</meta:generator>
    <meta:document-statistic meta:object-count="197"/>
  </office:meta>
</office:document-meta>
</file>